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icrosoft YaHei" svg:font-family="'Microsoft YaHe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Helvetica1" svg:font-family="Helvetica" style:font-family-generic="system" style:font-pitch="variable"/>
    <style:font-face style:name="Liberation Sans2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end" style:justify-single-word="false"/>
    </style:style>
    <style:style style:name="P2" style:family="paragraph" style:parent-style-name="Standard">
      <style:paragraph-properties fo:line-height="100%"/>
      <style:text-properties style:font-name="Times New Roman" fo:font-size="14pt" style:font-size-asian="14pt" style:font-size-complex="1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size-complex="12pt"/>
    </style:style>
    <style:style style:name="P4" style:family="paragraph" style:parent-style-name="Standard">
      <style:paragraph-properties fo:line-height="100%" fo:text-align="end" style:justify-single-word="false"/>
      <style:text-properties style:font-name="Times New Roman" fo:font-size="14pt" style:font-size-asian="14pt" style:font-size-complex="12pt"/>
    </style:style>
    <style:style style:name="P5" style:family="paragraph" style:parent-style-name="Standard">
      <style:paragraph-properties fo:line-height="100%" fo:text-align="end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size="14pt" style:font-size-asian="14pt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size-complex="12pt"/>
    </style:style>
    <style:style style:name="P8" style:family="paragraph" style:parent-style-name="Standard">
      <style:paragraph-properties fo:line-height="100%" fo:text-align="end" style:justify-single-word="false"/>
      <style:text-properties style:font-name="Times New Roman" fo:font-size="14pt" style:font-size-asian="14pt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style:font-size-asian="14pt" style:font-weight-asian="bold" style:font-size-complex="12pt"/>
    </style:style>
    <style:style style:name="P10" style:family="paragraph" style:parent-style-name="Standard">
      <style:paragraph-properties fo:line-height="100%" fo:text-align="end" style:justify-single-word="false"/>
      <style:text-properties style:font-name="Times New Roman" fo:font-size="14pt" fo:language="en" fo:country="US" officeooo:rsid="00046c14" officeooo:paragraph-rsid="00046c14" style:font-size-asian="14pt" style:font-size-complex="12pt"/>
    </style:style>
    <style:style style:name="P11" style:family="paragraph" style:parent-style-name="Standard" style:list-style-name="">
      <loext:graphic-properties draw:fill="solid" draw:fill-color="#d7d7d7"/>
      <style:paragraph-properties fo:margin-top="0.132cm" fo:margin-bottom="0.132cm" loext:contextual-spacing="false" fo:line-height="100%" fo:background-color="#d7d7d7"/>
      <style:text-properties fo:color="#333333" style:font-name="Helvetica" fo:font-size="10.5pt" fo:font-weight="bold" style:font-name-asian="Times New Roman1" style:font-size-asian="10.5pt" style:language-asian="ru" style:country-asian="RU" style:font-weight-asian="bold" style:font-name-complex="Helvetica1" style:font-size-complex="10.5pt" style:font-weight-complex="bold"/>
    </style:style>
    <style:style style:name="P12" style:family="paragraph" style:parent-style-name="Heading_20_2">
      <style:paragraph-properties fo:margin-top="0.494cm" fo:margin-bottom="0.494cm" loext:contextual-spacing="false" fo:text-align="center" style:justify-single-word="false"/>
      <style:text-properties officeooo:paragraph-rsid="0005304b"/>
    </style:style>
    <style:style style:name="P13" style:family="paragraph" style:parent-style-name="Heading_20_2">
      <style:paragraph-properties fo:margin-top="0.494cm" fo:margin-bottom="0.494cm" loext:contextual-spacing="false" fo:text-align="center" style:justify-single-word="false"/>
      <style:text-properties fo:font-size="13pt" officeooo:paragraph-rsid="0005304b" style:font-size-asian="13pt" style:font-size-complex="13pt"/>
    </style:style>
    <style:style style:name="T1" style:family="text">
      <style:text-properties style:font-name="Times New Roman" fo:font-size="14pt" style:font-size-asian="14pt" style:font-size-complex="12pt"/>
    </style:style>
    <style:style style:name="T2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language="ru" fo:country="RU"/>
    </style:style>
    <style:style style:name="T5" style:family="text">
      <style:text-properties style:font-name="Arial" fo:font-size="24pt" fo:text-shadow="1pt 1pt" style:font-size-asian="24pt"/>
    </style:style>
    <style:style style:name="T6" style:family="text">
      <style:text-properties style:font-name="Arial" fo:font-size="10pt" fo:text-shadow="1pt 1pt" style:font-size-asian="10pt" style:font-size-complex="10pt"/>
    </style:style>
    <style:style style:name="T7" style:family="text">
      <style:text-properties style:font-name="Arial" fo:font-size="11pt" fo:text-shadow="1pt 1pt" style:font-size-asian="11pt" style:font-size-complex="11pt"/>
    </style:style>
    <style:style style:name="T8" style:family="text">
      <style:text-properties style:font-name="Arial" fo:font-size="12pt" fo:text-shadow="1pt 1pt" style:font-size-asian="12pt" style:font-size-complex="12pt"/>
    </style:style>
    <style:style style:name="T9" style:family="text">
      <style:text-properties style:font-name="Arial" fo:font-size="13pt" fo:text-shadow="1pt 1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ОБРНАУКИ РФ</text:p>
      <text:p text:style-name="P3">Федеральное государственное бюджетное образовательное учреждение</text:p>
      <text:p text:style-name="P3">высшего профессионального образования</text:p>
      <text:p text:style-name="P9">«Тверской государственный технический университет»</text:p>
      <text:p text:style-name="P3">(ФГБОУ ВО “ТвГТУ”)</text:p>
      <text:p text:style-name="P3">Кафедра Информационные системы</text:p>
      <text:p text:style-name="P2"/>
      <text:p text:style-name="P3"/>
      <text:p text:style-name="P9">Реферат</text:p>
      <text:p text:style-name="P9">по курсу: «Информационные технологии современной работы»</text:p>
      <text:h text:style-name="P12" text:outline-level="2"><text:bookmark-start text:name="_Toc535574114"/><text:bookmark-start text:name="_Toc23932257"/><text:bookmark-start text:name="_Toc535574364"/><text:span text:style-name="T3">Тема: «</text:span><text:span text:style-name="T9">Система Электронного Документооборота</text:span></text:h>
      <text:h text:style-name="P13" text:outline-level="2"><text:s/>.»<text:bookmark-end text:name="_Toc535574114"/><text:bookmark-end text:name="_Toc535574364"/><text:bookmark-end text:name="_Toc23932257"/></text:h>
      <text:p text:style-name="P3"/>
      <text:p text:style-name="P3"/>
      <text:p text:style-name="P2"/>
      <text:p text:style-name="P2"/>
      <text:p text:style-name="P4"><text:s text:c="3"/>Выполнил:</text:p>
      <text:p text:style-name="P4">студент группы <text:s/>Пи-16.08</text:p>
      <text:p text:style-name="P4">4 курса ФИТ</text:p>
      <text:p text:style-name="P10">C<text:span text:style-name="T4">тепанов Г. В.</text:span></text:p>
      <text:p text:style-name="P1"><text:span text:style-name="T1">Принял: </text:span><text:span text:style-name="T2">Борисов А.Л</text:span></text:p>
      <text:p text:style-name="P5"/>
      <text:p text:style-name="P4"/>
      <text:p text:style-name="P4"/>
      <text:p text:style-name="P2"/>
      <text:p text:style-name="P2"/>
      <text:p text:style-name="P2"/>
      <text:p text:style-name="P3">Тверь 2019</text:p>
      <text:h text:style-name="P11" text:outline-level="2"/>
      <text:h text:style-name="P11" text:outline-level="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icrosoft YaHei" svg:font-family="'Microsoft YaHe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Helvetica1" svg:font-family="Helvetica" style:font-family-generic="system" style:font-pitch="variable"/>
    <style:font-face style:name="Liberation Sans2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ru" style:country-asian="RU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NSimSun" style:font-family-asian="NSimSun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6pt"/>
    </style:style>
    <style:style style:name="Обычный" style:family="paragraph" style:default-outline-level="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Обычный_7e_LT_7e_Gliederung_20_1" style:display-name="Обычный~LT~Gliederung 1" style:family="paragraph" style:default-outline-level="">
      <style:paragraph-properties fo:margin-left="0.953cm" fo:margin-right="0cm" fo:margin-top="0.282cm" fo:margin-bottom="0cm" loext:contextual-spacing="false" fo:line-height="100%" fo:text-align="start" style:justify-single-word="false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left="2.064cm" fo:margin-right="0cm" fo:margin-top="0.245cm" fo:margin-bottom="0cm" loext:contextual-spacing="false" fo:line-height="100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left="3.175cm" fo:margin-right="0cm" fo:margin-top="0.212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left="4.44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margin-top="0cm" fo:margin-bottom="0cm" loext:contextual-spacing="false" fo:line-height="100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44pt" fo:font-style="normal" fo:text-shadow="none" style:text-underline-style="none" fo:font-weight="normal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margin-left="0.953cm" fo:margin-right="0cm" fo:margin-top="0.282cm" fo:margin-bottom="0cm" loext:contextual-spacing="false" fo:line-height="100%" fo:text-align="center" style:justify-single-word="false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top="0.159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font-size-asian="18pt"/>
    </style:style>
    <style:style style:name="Объекты_20_фона" style:display-name="Объекты фона" style:family="paragraph" style:default-outline-level="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top="0.159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left="0.953cm" fo:margin-right="0cm" fo:margin-top="0.282cm" fo:margin-bottom="0cm" loext:contextual-spacing="false" fo:line-height="100%" fo:text-align="start" style:justify-single-word="false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left="2.064cm" fo:margin-right="0cm" fo:margin-top="0.245cm" fo:margin-bottom="0cm" loext:contextual-spacing="false" fo:line-height="100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left="3.175cm" fo:margin-right="0cm" fo:margin-top="0.212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left="4.44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Index_20_Link" style:display-name="Index Link" style:family="text"/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NSimSun" style:font-family-asian="NSimSun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2:42:27.058000000</meta:creation-date>
    <dc:date>2019-11-13T12:45:39.495000000</dc:date>
    <meta:editing-duration>PT3M12S</meta:editing-duration>
    <meta:editing-cycles>3</meta:editing-cycles>
    <meta:generator>LibreOffice/6.2.5.2$Windows_x86 LibreOffice_project/1ec314fa52f458adc18c4f025c545a4e8b22c159</meta:generator>
    <meta:document-statistic meta:table-count="0" meta:image-count="0" meta:object-count="0" meta:page-count="1" meta:paragraph-count="16" meta:word-count="47" meta:character-count="413" meta:non-whitespace-character-count="377"/>
  </office:meta>
</office:document-meta>
</file>